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style:text-position="0% 100%" style:font-name="Times New Roman" fo:font-style="normal" style:font-name-asian="Tahoma" style:font-style-asian="normal" style:font-name-complex="Tahoma" style:font-style-complex="normal"/>
    </style:style>
    <style:style style:name="P3" style:family="paragraph" style:parent-style-name="Heading_20_1" style:master-page-name="">
      <style:paragraph-properties style:page-number="auto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normal" style:font-style-asian="normal" style:font-style-complex="normal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1" style:font-name-asian="Times New Roman1" style:font-name-complex="Times New Roman1"/>
    </style:style>
    <style:style style:name="fr1" style:family="graphic" style:parent-style-name="Frame">
      <style:graphic-properties style:run-through="foreground" style:protect="none" style:wrap="parallel" style:number-wrapped-paragraphs="no-limit" style:vertical-pos="top" style:vertical-rel="paragraph-content" style:horizontal-pos="left" style:horizontal-rel="paragraph" fo:background-color="transparent" style:background-transparency="100%" fo:padding="0.0598in" fo:border="0.0008in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protect="none" style:wrap="none" style:vertical-pos="top" style:vertical-rel="paragraph-content" style:horizontal-pos="left" style:horizontal-rel="paragraph" fo:background-color="transparent" style:background-transparency="100%" fo:padding="0.0598in" fo:border="0.0008in solid #000000" style:shadow="none">
        <style:background-image/>
        <style:columns fo:column-count="1" fo:column-gap="0in"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99ccff" draw:fill-gradient-name="Gradient_20_1" draw:fill-hatch-name="Black_20_0_20_Degrees" draw:fill-image-name="Empty" draw:opacity="0%" draw:textarea-horizontal-align="center" draw:textarea-vertical-align="middle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_32__20_Dots_20_1_20_Dash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Math: Notes on Lessons 94-97</text:p>
      <text:p text:style-name="Subtitle">David A. Wheeler, 2010-03-01</text:p>
      <text:h text:style-name="Heading_20_1" text:outline-level="1">Lesson 94: Graphs of Secant and Cosecant / Graphs of Tangent and Cotangent</text:h>
      <text:p text:style-name="Text_20_body">To graph secant (reciprocal of cosine) and cosecant (reciprocal of sine), first lightly draw (say with a dashed line) its reciprocal (the cosine or sine), and then draw the final one. <text:s/>They will have distinctive “U” shaped graphs, and to positive/negative infinity where their reciprocals go to zero. <text:s/>See the book for the tangent/cotangent graphs.</text:p>
      <text:h text:style-name="Heading_20_1" text:outline-level="1">Lesson 95: Advanced Complex Roots</text:h>
      <text:p text:style-name="Text_20_body">This is essentially a repeat of lesson 79, where we learned how to find the roots of complex numbers.</text:p>
      <text:p text:style-name="Text_20_body">Basically, if you have a complex number and want to find its roots, first write it in polar form (R cis A), and then reverse De Moivre’s theorem as:</text:p>
      <text:p text:style-name="P1"><draw:frame draw:style-name="fr3" draw:name="Object3" text:anchor-type="as-char" svg:width="3.6098in" svg:height="0.2217in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<text:span text:style-name="T6">The other solutions all have the same magnitude; just keep adding </text:span><text:span text:style-name="T4">360°/</text:span><text:span text:style-name="T6">n. <text:s/>(The angles of all of the nth roots differ by </text:span><text:span text:style-name="T4">360°/</text:span><text:span text:style-name="T6">n). <text:s/>Remember that for any nth root, you will have n solutions.</text:span></text:p>
      <text:p text:style-name="Text_20_body">Be careful when calculating the angle of the original complex value; it’s easy to get that wrong if either the real or imaginary parts are negative. <text:s/>Many calculators have an “atan2” function or a “rectangular to polar” function. <text:s/>If you have it, use it when you can; it will determine the angle for you and avoid a common source of error (most calculators can’t give exact answers though). <text:s/>E.G., on TI-83 and TI-84 calculators, the function R<text:span text:style-name="T5">►</text:span>P<text:span text:style-name="T3">θ(x,y), acquired using 2nd ANGLE 6, will compute the angle given the x (real) and y (imaginary) parts (to compute the range, use R</text:span><text:span text:style-name="T5">►</text:span><text:span text:style-name="T3">Pr). <text:s/>Be sure that you have the intended angle measure (degrees, radians, or gradians). <text:s/>OpenOffice.org calls the function “atan2(x;y)” - again it gives you the angle. <text:s/>You then divide it by n to find the angle of the n</text:span><text:span text:style-name="T2">th</text:span><text:span text:style-name="T3"> root, and keep adding/subtracting </text:span><text:span text:style-name="T4">360°/</text:span><text:span text:style-name="T4">n to get all n answers.</text:span></text:p>
      <text:h text:style-name="Heading_20_1" text:outline-level="1">Lesson 96: More double-angle identities / triangle area formula / proof of the law of sines / equal angles imply proportional sides</text:h>
      <text:p text:style-name="Text_20_body">Remember that the area of a triangle is <text:span text:style-name="T3">½</text:span><text:span text:style-name="T3">(base)(height). <text:s/>With trigonometry, given two lengths of two sides and the angle opposite the third, we can easily find a general equation for the area which uses the sine of the angle.</text:span></text:p>
      <text:p text:style-name="Text_20_body"><draw:frame draw:style-name="fr1" draw:name="Frame1" text:anchor-type="paragraph" svg:width="3.3882in" svg:height="1.6264in" draw:z-index="1"><draw:text-box><text:p text:style-name="Frame_20_contents"><draw:line text:anchor-type="paragraph" draw:z-index="2" draw:style-name="gr1" draw:text-style-name="P4" svg:x1="0.5339in" svg:y1="1.1157in" svg:x2="1.7673in" svg:y2="0.1984in"><text:p/></draw:line><draw:line text:anchor-type="paragraph" draw:z-index="3" draw:style-name="gr1" draw:text-style-name="P4" svg:x1="0.5339in" svg:y1="1.1161in" svg:x2="2.7795in" svg:y2="1.1161in"><text:p/></draw:line><draw:line text:anchor-type="paragraph" draw:z-index="4" draw:style-name="gr1" draw:text-style-name="P4" svg:x1="2.7799in" svg:y1="1.1157in" svg:x2="1.7673in" svg:y2="0.1984in"><text:p/></draw:line><draw:line text:anchor-type="paragraph" draw:z-index="5" draw:style-name="gr2" draw:text-style-name="P4" svg:x1="1.7673in" svg:y1="0.1984in" svg:x2="1.7673in" svg:y2="1.1157in"><text:p/></draw:line><draw:rect text:anchor-type="paragraph" draw:z-index="6" draw:style-name="gr3" draw:text-style-name="P5" svg:width="0.2685in" svg:height="0.2969in" svg:x="0.3335in" svg:y="0.972in"><text:p text:style-name="P4"><text:span text:style-name="T8">A</text:span></text:p></draw:rect><draw:rect text:anchor-type="paragraph" draw:z-index="7" draw:style-name="gr3" draw:text-style-name="P5" svg:width="0.2685in" svg:height="0.2969in" svg:x="1.4035in" svg:y="0.1028in"><text:p text:style-name="P4"><text:span text:style-name="T8">B</text:span></text:p></draw:rect><draw:rect text:anchor-type="paragraph" draw:z-index="8" draw:style-name="gr3" draw:text-style-name="P5" svg:width="0.2685in" svg:height="0.2969in" svg:x="2.9138in" svg:y="0.9728in"><text:p text:style-name="P4"><text:span text:style-name="T8">C</text:span></text:p></draw:rect><draw:rect text:anchor-type="paragraph" draw:z-index="9" draw:style-name="gr3" draw:text-style-name="P5" svg:width="0.2685in" svg:height="0.2969in" svg:x="2.3307in" svg:y="0.4555in"><text:p text:style-name="P4"><text:span text:style-name="T8">a</text:span></text:p></draw:rect><draw:rect text:anchor-type="paragraph" draw:z-index="10" draw:style-name="gr3" draw:text-style-name="P5" svg:width="0.2685in" svg:height="0.2969in" svg:x="0.9354in" svg:y="0.4272in"><text:p text:style-name="P4"><text:span text:style-name="T8">c</text:span></text:p></draw:rect><draw:rect text:anchor-type="paragraph" draw:z-index="12" draw:style-name="gr3" draw:text-style-name="P5" svg:width="0.2685in" svg:height="0.2969in" svg:x="1.5854in" svg:y="0.5701in"><text:p text:style-name="P4"><text:span text:style-name="T8">h</text:span></text:p></draw:rect><draw:rect text:anchor-type="paragraph" draw:z-index="11" draw:style-name="gr3" draw:text-style-name="P5" svg:width="0.2685in" svg:height="0.2969in" svg:x="1.6335in" svg:y="1.1161in"><text:p text:style-name="P4"><text:span text:style-name="T8">b</text:span></text:p></draw:rect></text:p></draw:text-box></draw:frame></text:p>
      <text:p text:style-name="Text_20_body">sin A = h/c, so h = c sin A</text:p>
      <text:p text:style-name="Text_20_body">area = <text:span text:style-name="T3">½</text:span><text:span text:style-name="T3">(base)(height) = </text:span><text:span text:style-name="T3">½</text:span><text:span text:style-name="T3">(b)(c sin A)</text:span></text:p>
      <text:p text:style-name="Text_20_body">area = <text:span text:style-name="T3">½</text:span><text:span text:style-name="T3"> bc sin A</text:span></text:p>
      <text:p text:style-name="Text_20_body"/>
      <text:p text:style-name="Text_20_body"/>
      <text:p text:style-name="Text_20_body"><text:soft-page-break/></text:p>
      <text:p text:style-name="Text_20_body">If two different triangles have equal angles, then they are proportional - that is, the sides of one are equal to the sides of the other each multiplied by the the same constant P.</text:p>
      <text:h text:style-name="Heading_20_1" text:outline-level="1">Lesson 97: The Ambiguous Case (for triangles)</text:h>
      <text:p text:style-name="Text_20_body">Let’s say you’re told you have a triangle, and you have an angle (call it A), the length of its opposite side (call it a), and another side’s length (call it c)... but no figure. <text:s/>This is trickier than it might sound, because without a figure, you don’t know what kind of triangle you have. <text:s/>In some cases, two different triangles could meet that specification!</text:p>
      <text:p text:style-name="Text_20_body">The solution is to find the height of the triangle, and then compare its value to the values of the sides a and c. <text:s/>Using the previous figure, height h = c sin A. <text:s/>There are then 4 possible outcomes; I’ve ordered the last three differently from Saxon, in the hopes that this will be easier to understand. <text:s/>The problem is that if a&gt;h and a&lt;c, we don’t know if we have an acute triangle or an obtuse triangle (both are possible). <text:s/>Also: Saxon forgets one case: a&gt;h and a=c (this is acute).</text:p>
      <text:p text:style-name="P2"><draw:frame draw:style-name="fr2" draw:name="Frame2" text:anchor-type="paragraph" svg:width="6.6055in" svg:height="5.2366in" draw:z-index="13"><draw:text-box><text:p text:style-name="Frame_20_contents"><draw:line text:anchor-type="paragraph" draw:z-index="22" draw:style-name="gr1" draw:text-style-name="P4" svg:x1="0.4957in" svg:y1="4.7854in" svg:x2="1.7291in" svg:y2="3.8681in"><text:p/></draw:line><draw:rect text:anchor-type="paragraph" draw:z-index="23" draw:style-name="gr3" draw:text-style-name="P5" svg:width="0.2685in" svg:height="0.2969in" svg:x="1.5472in" svg:y="4.2398in"><text:p text:style-name="P4"><text:span text:style-name="T8">h</text:span></text:p></draw:rect><draw:rect text:anchor-type="paragraph" draw:z-index="24" draw:style-name="gr3" draw:text-style-name="P5" svg:width="0.2685in" svg:height="0.2969in" svg:x="0.8972in" svg:y="4.0965in"><text:p text:style-name="P4"><text:span text:style-name="T8">c</text:span></text:p></draw:rect><draw:rect text:anchor-type="paragraph" draw:z-index="25" draw:style-name="gr3" draw:text-style-name="P5" svg:width="0.2685in" svg:height="0.2969in" svg:x="2.0244in" svg:y="4.1252in"><text:p text:style-name="P4"><text:span text:style-name="T8">a</text:span></text:p></draw:rect><draw:rect text:anchor-type="paragraph" draw:z-index="26" draw:style-name="gr3" draw:text-style-name="P5" svg:width="0.2685in" svg:height="0.2969in" svg:x="0.2953in" svg:y="4.6417in"><text:p text:style-name="P4"><text:span text:style-name="T8">A</text:span></text:p></draw:rect><draw:line text:anchor-type="paragraph" draw:z-index="27" draw:style-name="gr2" draw:text-style-name="P4" svg:x1="1.7291in" svg:y1="3.8681in" svg:x2="1.7291in" svg:y2="4.7854in"><text:p/></draw:line><draw:line text:anchor-type="paragraph" draw:z-index="28" draw:style-name="gr1" draw:text-style-name="P4" svg:x1="2.3583in" svg:y1="4.7854in" svg:x2="1.7291in" svg:y2="3.8681in"><text:p/></draw:line><draw:line text:anchor-type="paragraph" draw:z-index="29" draw:style-name="gr1" draw:text-style-name="P4" svg:x1="0.4957in" svg:y1="4.7854in" svg:x2="2.3583in" svg:y2="4.7854in"><text:p/></draw:line><draw:line text:anchor-type="paragraph" draw:z-index="31" draw:style-name="gr1" draw:text-style-name="P4" svg:x1="4.6717in" svg:y1="1.1819in" svg:x2="5.9051in" svg:y2="0.2646in"><text:p/></draw:line><draw:rect text:anchor-type="paragraph" draw:z-index="32" draw:style-name="gr3" draw:text-style-name="P5" svg:width="0.2685in" svg:height="0.2969in" svg:x="5.7228in" svg:y="0.6362in"><text:p text:style-name="P4"><text:span text:style-name="T8">h</text:span></text:p></draw:rect><draw:rect text:anchor-type="paragraph" draw:z-index="33" draw:style-name="gr3" draw:text-style-name="P5" svg:width="0.2685in" svg:height="0.2969in" svg:x="5.0728in" svg:y="0.4929in"><text:p text:style-name="P4"><text:span text:style-name="T8">c</text:span></text:p></draw:rect><draw:rect text:anchor-type="paragraph" draw:z-index="34" draw:style-name="gr3" draw:text-style-name="P5" svg:width="0.2685in" svg:height="0.2969in" svg:x="5.9047in" svg:y="0.6839in"><text:p text:style-name="P4"><text:span text:style-name="T8">a</text:span></text:p></draw:rect><draw:rect text:anchor-type="paragraph" draw:z-index="35" draw:style-name="gr3" draw:text-style-name="P5" svg:width="0.2685in" svg:height="0.2969in" svg:x="4.4709in" svg:y="1.0382in"><text:p text:style-name="P4"><text:span text:style-name="T8">A</text:span></text:p></draw:rect><draw:line text:anchor-type="paragraph" draw:z-index="36" draw:style-name="gr5" draw:text-style-name="P4" svg:x1="5.9047in" svg:y1="0.2646in" svg:x2="5.9047in" svg:y2="1.1819in"><text:p/></draw:line><draw:line text:anchor-type="paragraph" draw:z-index="37" draw:style-name="gr1" draw:text-style-name="P4" svg:x1="4.6717in" svg:y1="1.1819in" svg:x2="5.9051in" svg:y2="1.1819in"><text:p/></draw:line><draw:rect text:anchor-type="paragraph" draw:z-index="38" draw:style-name="gr4" draw:text-style-name="P4" svg:width="1.2425in" svg:height="0.4803in" svg:x="3.6008in" svg:y="0.15in"><text:p text:style-name="P4">a=h:</text:p><text:p text:style-name="P4">Right triangle</text:p></draw:rect><draw:line text:anchor-type="paragraph" draw:z-index="39" draw:style-name="gr1" draw:text-style-name="P4" svg:x1="0.6583in" svg:y1="2.7874in" svg:x2="1.8917in" svg:y2="1.8701in"><text:p/></draw:line><draw:rect text:anchor-type="paragraph" draw:z-index="40" draw:style-name="gr3" draw:text-style-name="P5" svg:width="0.2685in" svg:height="0.2969in" svg:x="1.7098in" svg:y="2.2417in"><text:p text:style-name="P4"><text:span text:style-name="T8">h</text:span></text:p></draw:rect><draw:rect text:anchor-type="paragraph" draw:z-index="41" draw:style-name="gr3" draw:text-style-name="P5" svg:width="0.2685in" svg:height="0.2969in" svg:x="1.0598in" svg:y="2.0984in"><text:p text:style-name="P4"><text:span text:style-name="T8">c</text:span></text:p></draw:rect><draw:rect text:anchor-type="paragraph" draw:z-index="42" draw:style-name="gr3" draw:text-style-name="P5" svg:width="0.2685in" svg:height="0.2969in" svg:x="1.8917in" svg:y="2.2898in"><text:p text:style-name="P4"><text:span text:style-name="T8">a</text:span></text:p></draw:rect><draw:rect text:anchor-type="paragraph" draw:z-index="43" draw:style-name="gr3" draw:text-style-name="P5" svg:width="0.2685in" svg:height="0.2969in" svg:x="0.4575in" svg:y="2.6437in"><text:p text:style-name="P4"><text:span text:style-name="T8">A</text:span></text:p></draw:rect><draw:line text:anchor-type="paragraph" draw:z-index="44" draw:style-name="gr5" draw:text-style-name="P4" svg:x1="1.8917in" svg:y1="1.8701in" svg:x2="1.8917in" svg:y2="2.5862in"><text:p/></draw:line><draw:line text:anchor-type="paragraph" draw:z-index="45" draw:style-name="gr1" draw:text-style-name="P4" svg:x1="0.6583in" svg:y1="2.7874in" svg:x2="1.8917in" svg:y2="2.7874in"><text:p/></draw:line><draw:line text:anchor-type="paragraph" draw:z-index="46" draw:style-name="gr1" draw:text-style-name="P4" svg:x1="5.7898in" svg:y1="1.1819in" svg:x2="5.7898in" svg:y2="1.0693in"><text:p/></draw:line><draw:line text:anchor-type="paragraph" draw:z-index="47" draw:style-name="gr1" draw:text-style-name="P4" svg:x1="5.7898in" svg:y1="1.0693in" svg:x2="5.9051in" svg:y2="1.0693in"><text:p/></draw:line><draw:line text:anchor-type="paragraph" draw:z-index="48" draw:style-name="gr1" draw:text-style-name="P4" svg:x1="0.6583in" svg:y1="2.7874in" svg:x2="1.8917in" svg:y2="1.8701in"><text:p/></draw:line><draw:rect text:anchor-type="paragraph" draw:z-index="49" draw:style-name="gr3" draw:text-style-name="P5" svg:width="0.2685in" svg:height="0.2969in" svg:x="1.7098in" svg:y="2.2417in"><text:p text:style-name="P4"><text:span text:style-name="T8">h</text:span></text:p></draw:rect><draw:rect text:anchor-type="paragraph" draw:z-index="50" draw:style-name="gr3" draw:text-style-name="P5" svg:width="0.2685in" svg:height="0.2969in" svg:x="1.0598in" svg:y="2.0984in"><text:p text:style-name="P4"><text:span text:style-name="T8">c</text:span></text:p></draw:rect><draw:rect text:anchor-type="paragraph" draw:z-index="51" draw:style-name="gr3" draw:text-style-name="P5" svg:width="0.2685in" svg:height="0.2969in" svg:x="1.8917in" svg:y="2.2898in"><text:p text:style-name="P4"><text:span text:style-name="T8">a</text:span></text:p></draw:rect><draw:rect text:anchor-type="paragraph" draw:z-index="52" draw:style-name="gr3" draw:text-style-name="P5" svg:width="0.2685in" svg:height="0.2969in" svg:x="0.4575in" svg:y="2.6437in"><text:p text:style-name="P4"><text:span text:style-name="T8">A</text:span></text:p></draw:rect><draw:line text:anchor-type="paragraph" draw:z-index="53" draw:style-name="gr5" draw:text-style-name="P4" svg:x1="1.8917in" svg:y1="1.8701in" svg:x2="1.8917in" svg:y2="2.5862in"><text:p/></draw:line><draw:line text:anchor-type="paragraph" draw:z-index="54" draw:style-name="gr1" draw:text-style-name="P4" svg:x1="0.6583in" svg:y1="2.7874in" svg:x2="1.8917in" svg:y2="2.7874in"><text:p/></draw:line><draw:rect text:anchor-type="paragraph" draw:z-index="55" draw:style-name="gr4" draw:text-style-name="P4" svg:width="1.1567in" svg:height="0.4323in" svg:x="0.2752in" svg:y="1.5272in"><text:p text:style-name="P4">a &lt; h:</text:p><text:p text:style-name="P4">No triangle</text:p></draw:rect><draw:line text:anchor-type="paragraph" draw:z-index="14" draw:style-name="gr1" draw:text-style-name="P4" svg:x1="0.5339in" svg:y1="1.1157in" svg:x2="1.7673in" svg:y2="0.1984in"><text:p/></draw:line><draw:rect text:anchor-type="paragraph" draw:z-index="15" draw:style-name="gr3" draw:text-style-name="P5" svg:width="0.2685in" svg:height="0.2969in" svg:x="1.5854in" svg:y="0.5701in"><text:p text:style-name="P4"><text:span text:style-name="T8">h</text:span></text:p></draw:rect><draw:rect text:anchor-type="paragraph" draw:z-index="16" draw:style-name="gr3" draw:text-style-name="P5" svg:width="0.2685in" svg:height="0.2969in" svg:x="0.9354in" svg:y="0.4272in"><text:p text:style-name="P4"><text:span text:style-name="T8">c</text:span></text:p></draw:rect><draw:rect text:anchor-type="paragraph" draw:z-index="17" draw:style-name="gr3" draw:text-style-name="P5" svg:width="0.2685in" svg:height="0.2969in" svg:x="2.3307in" svg:y="0.4555in"><text:p text:style-name="P4"><text:span text:style-name="T8">a</text:span></text:p></draw:rect><draw:rect text:anchor-type="paragraph" draw:z-index="18" draw:style-name="gr3" draw:text-style-name="P5" svg:width="0.2685in" svg:height="0.2969in" svg:x="0.3335in" svg:y="0.972in"><text:p text:style-name="P4"><text:span text:style-name="T8">A</text:span></text:p></draw:rect><draw:line text:anchor-type="paragraph" draw:z-index="19" draw:style-name="gr2" draw:text-style-name="P4" svg:x1="1.7673in" svg:y1="0.1984in" svg:x2="1.7673in" svg:y2="1.1157in"><text:p/></draw:line><draw:line text:anchor-type="paragraph" draw:z-index="20" draw:style-name="gr1" draw:text-style-name="P4" svg:x1="2.7799in" svg:y1="1.1157in" svg:x2="1.7673in" svg:y2="0.1984in"><text:p/></draw:line><draw:line text:anchor-type="paragraph" draw:z-index="21" draw:style-name="gr1" draw:text-style-name="P4" svg:x1="0.5339in" svg:y1="1.1161in" svg:x2="2.7795in" svg:y2="1.1161in"><text:p/></draw:line><draw:rect text:anchor-type="paragraph" draw:z-index="30" draw:style-name="gr4" draw:text-style-name="P4" svg:width="1.0713in" svg:height="0.2969in" svg:x="0.189in" svg:y="0.1307in"><text:p text:style-name="P4">Notional</text:p></draw:rect><draw:line text:anchor-type="paragraph" draw:z-index="56" draw:style-name="gr1" draw:text-style-name="P4" svg:x1="3.9264in" svg:y1="2.7307in" svg:x2="4.3748in" svg:y2="1.3591in"><text:p/></draw:line><draw:rect text:anchor-type="paragraph" draw:z-index="57" draw:style-name="gr3" draw:text-style-name="P5" svg:width="0.2685in" svg:height="0.2969in" svg:x="4.3752in" svg:y="2.0992in"><text:p text:style-name="P4"><text:span text:style-name="T8">h</text:span></text:p></draw:rect><draw:rect text:anchor-type="paragraph" draw:z-index="58" draw:style-name="gr3" draw:text-style-name="P5" svg:width="0.2685in" svg:height="0.2969in" svg:x="3.9264in" svg:y="1.898in"><text:p text:style-name="P4"><text:span text:style-name="T8">c</text:span></text:p></draw:rect><draw:rect text:anchor-type="paragraph" draw:z-index="59" draw:style-name="gr3" draw:text-style-name="P5" svg:width="0.2685in" svg:height="0.2969in" svg:x="5.2071in" svg:y="1.7453in"><text:p text:style-name="P4"><text:span text:style-name="T8">a</text:span></text:p></draw:rect><draw:rect text:anchor-type="paragraph" draw:z-index="60" draw:style-name="gr3" draw:text-style-name="P5" svg:width="0.2685in" svg:height="0.2969in" svg:x="3.7256in" svg:y="2.5866in"><text:p text:style-name="P4"><text:span text:style-name="T8">A</text:span></text:p></draw:rect><draw:line text:anchor-type="paragraph" draw:z-index="61" draw:style-name="gr2" draw:text-style-name="P4" svg:x1="4.3752in" svg:y1="1.3591in" svg:x2="4.3768in" svg:y2="2.7307in"><text:p/></draw:line><draw:line text:anchor-type="paragraph" draw:z-index="62" draw:style-name="gr1" draw:text-style-name="P4" svg:x1="6.1724in" svg:y1="2.7307in" svg:x2="4.3752in" svg:y2="1.3591in"><text:p/></draw:line><draw:line text:anchor-type="paragraph" draw:z-index="63" draw:style-name="gr1" draw:text-style-name="P4" svg:x1="3.9264in" svg:y1="2.7307in" svg:x2="6.172in" svg:y2="2.7307in"><text:p/></draw:line><draw:rect text:anchor-type="paragraph" draw:z-index="64" draw:style-name="gr4" draw:text-style-name="P4" svg:width="1.0713in" svg:height="0.4488in" svg:x="2.989in" svg:y="1.5063in"><text:p text:style-name="P4">a&gt;h and a<text:span text:style-name="T9">≥</text:span>c:</text:p><text:p text:style-name="P4">acute triangle</text:p></draw:rect><draw:line text:anchor-type="paragraph" draw:z-index="65" draw:style-name="gr1" draw:text-style-name="P4" svg:x1="3.8402in" svg:y1="4.7472in" svg:x2="5.0736in" svg:y2="3.8299in"><text:p/></draw:line><draw:rect text:anchor-type="paragraph" draw:z-index="66" draw:style-name="gr3" draw:text-style-name="P5" svg:width="0.2685in" svg:height="0.2969in" svg:x="4.8917in" svg:y="4.2016in"><text:p text:style-name="P4"><text:span text:style-name="T8">h</text:span></text:p></draw:rect><draw:rect text:anchor-type="paragraph" draw:z-index="67" draw:style-name="gr3" draw:text-style-name="P5" svg:width="0.2685in" svg:height="0.2969in" svg:x="4.2417in" svg:y="4.0583in"><text:p text:style-name="P4"><text:span text:style-name="T8">c</text:span></text:p></draw:rect><draw:rect text:anchor-type="paragraph" draw:z-index="68" draw:style-name="gr3" draw:text-style-name="P5" svg:width="0.2685in" svg:height="0.2969in" svg:x="4.6236in" svg:y="4.2492in"><text:p text:style-name="P4"><text:span text:style-name="T8">a</text:span></text:p></draw:rect><draw:rect text:anchor-type="paragraph" draw:z-index="69" draw:style-name="gr3" draw:text-style-name="P5" svg:width="0.2685in" svg:height="0.2969in" svg:x="3.6398in" svg:y="4.6035in"><text:p text:style-name="P4"><text:span text:style-name="T8">A</text:span></text:p></draw:rect><draw:line text:anchor-type="paragraph" draw:z-index="70" draw:style-name="gr2" draw:text-style-name="P4" svg:x1="5.0736in" svg:y1="3.8299in" svg:x2="5.0736in" svg:y2="4.7472in"><text:p/></draw:line><draw:line text:anchor-type="paragraph" draw:z-index="71" draw:style-name="gr1" draw:text-style-name="P4" svg:x1="3.8402in" svg:y1="4.7472in" svg:x2="4.4035in" svg:y2="4.7472in"><text:p/></draw:line><draw:line text:anchor-type="paragraph" draw:z-index="72" draw:style-name="gr6" draw:text-style-name="P4" svg:x1="5.7028in" svg:y1="4.7472in" svg:x2="5.0736in" svg:y2="3.8299in"><text:p/></draw:line><draw:line text:anchor-type="paragraph" draw:z-index="73" draw:style-name="gr1" draw:text-style-name="P4" svg:x1="4.4035in" svg:y1="4.7472in" svg:x2="5.0736in" svg:y2="3.8299in"><text:p/></draw:line><draw:line text:anchor-type="paragraph" draw:z-index="74" draw:style-name="gr2" draw:text-style-name="P4" svg:x1="4.4035in" svg:y1="4.7472in" svg:x2="5.0736in" svg:y2="4.7472in"><text:p/></draw:line><draw:rect text:anchor-type="paragraph" draw:z-index="75" draw:style-name="gr4" draw:text-style-name="P4" svg:width="1.1567in" svg:height="0.4323in" svg:x="0.1402in" svg:y="3.6484in"><text:p text:style-name="P4">a &gt; h and a &lt; c:</text:p><text:p text:style-name="P4">may be acute</text:p></draw:rect><draw:rect text:anchor-type="paragraph" draw:z-index="76" draw:style-name="gr4" draw:text-style-name="P4" svg:width="1.1567in" svg:height="0.4323in" svg:x="3.2472in" svg:y="3.6673in"><text:p text:style-name="P4">a &gt; h and a &lt; c:</text:p><text:p text:style-name="P4">may be obtuse</text:p></draw:rect><draw:custom-shape text:anchor-type="paragraph" draw:z-index="77" draw:style-name="gr7" svg:width="0.478in" svg:height="0.478in" svg:x="2.789in" svg:y="4.5346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rect text:anchor-type="paragraph" draw:z-index="78" draw:style-name="gr8" draw:text-style-name="P6" svg:width="1.2043in" svg:height="0.3343in" svg:x="2.4354in" svg:y="4.2693in"><text:p text:style-name="P4"><text:span text:style-name="T7">Two options!</text:span></text:p></draw:rect></text:p></draw:text-box></draw:frame></text:p>
      <text:h text:style-name="P3" text:outline-level="1"><text:soft-page-break/>Worked Examples for Trig Identities</text:h>
      <text:p text:style-name="P2">Individual trig identities aren’t complicated, but using them can be. <text:s/>Part of the problem is that each identity has limited power. <text:s/>More importantly, though, there’s no “algorithm” that automatically solves arbitrary trig expressions. <text:s/>Instead, you have recognize various patterns that might suggest certain ways will solve a problem (or will solve it more easily). <text:s/>I know of no one who has a good way of teaching this other than “do lots of problems and practice” - as you do so, you’ll start to recognize those patterns.</text:p>
      <text:p text:style-name="P2">So with that in mind, we’ll solve several problems from the book, and I’ll discuss tactics for why one approach or the other might be effective. <text:s/>Unless you’re specifically told to use some technique (which is rare), it doesn’t matter how you solve a problem, as long as each step is legitimate. <text:s/>We still can’t divide by zero, but we will temporarily ignore that for a little while, so that you can gain experience in doing the problems (eventually we’ll have to re-instate that rule, and when it asks for specific numerical answers, you still need to check for legality).</text:p>
      <text:h text:style-name="Heading_20_2" text:outline-level="2">Lesson 96, Problem Set #5</text:h>
      <text:p text:style-name="P2"><draw:frame draw:style-name="fr3" draw:name="Object1" text:anchor-type="as-char" svg:width="1.2189in" svg:height="0.4161in" draw:z-index="79"><draw:object xlink:href="./Object 1" xlink:type="simple" xlink:show="embed" xlink:actuate="onLoad"/><draw:image xlink:href="./ObjectReplacements/Object 1" xlink:type="simple" xlink:show="embed" xlink:actuate="onLoad"/></draw:frame></text:p>
      <text:p text:style-name="P2">Note the question mark above the equal sign; this clearly indicates that the equality of the left and right hand sides is unknown (and to be proved), and <text:span text:style-name="T7">not</text:span> something we can take for granted. <text:s/>In the denominator we have “cos 2x”; there aren’t many identities that can use “cos 2x”, so it’s usually better to convert that using the cos 2x = cos<text:span text:style-name="T1">2</text:span> x – sin<text:span text:style-name="T1">2</text:span> x identity (since we have lots of identities involving cos x and sin x). <text:s/>In the numerator you should recognize that we have something matching the form A<text:span text:style-name="T1">2</text:span> – B<text:span text:style-name="T1">2</text:span>. <text:s/>This expands the left-hand-side to:</text:p>
      <text:p text:style-name="P2"><draw:frame draw:style-name="fr3" draw:name="Object2" text:anchor-type="as-char" svg:width="2.1063in" svg:height="0.448in" draw:z-index="80"><draw:object xlink:href="./Object 2" xlink:type="simple" xlink:show="embed" xlink:actuate="onLoad"/><draw:image xlink:href="./ObjectReplacements/Object 2" xlink:type="simple" xlink:show="embed" xlink:actuate="onLoad"/></draw:frame></text:p>
      <text:p text:style-name="P2">The denominator and the right-hand-side of the numerator cancel out, and cos<text:span text:style-name="T1">2</text:span> x + sin<text:span text:style-name="T1">2</text:span> x equals 1. <text:s/>Thus we end up with 1.</text:p>
      <text:h text:style-name="Heading_20_2" text:outline-level="2">Lesson 96, Problem Set #6</text:h>
      <text:p text:style-name="P2"><draw:frame draw:style-name="fr3" draw:name="Object4" text:anchor-type="as-char" svg:width="1.7598in" svg:height="0.2339in" draw:z-index="81"><draw:object xlink:href="./Object 4" xlink:type="simple" xlink:show="embed" xlink:actuate="onLoad"/><draw:image xlink:href="./ObjectReplacements/Object 4" xlink:type="simple" xlink:show="embed" xlink:actuate="onLoad"/></draw:frame></text:p>
      <text:p text:style-name="P2">Expand out both sides, and solve. <text:s/>Once again we’ll use cos<text:span text:style-name="T1">2</text:span> x + sin<text:span text:style-name="T1">2</text:span> x equals 1.</text:p>
      <text:p text:style-name="P2"><draw:frame draw:style-name="fr3" draw:name="Object10" text:anchor-type="as-char" svg:width="3.0252in" svg:height="0.4236in" draw:z-index="87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The “QED” at the end is an abbreviation of the Latin phrase “quod erat demonstrandum”, which literally means, “that which was to be demonstrated”. <text:s/>The phrase is a translation into Latin of the original Greek ὅπερ ἔδει δειξαι (hoper edei deixai) used by Euclid, Archimedes, and other early mathematicians. QED often appears at the end of a mathematical proof or philosophical argument to show that the proof is complete. <text:s/>Modern texts often indicate the end of a proof with ■, which is alternatively called “solid black square”, “tombstone”, or “Halmos symbol” (after Paul Halmos).</text:p>
      <text:h text:style-name="Heading_20_2" text:outline-level="2"><text:soft-page-break/>Lesson 96, Problem Set #7</text:h>
      <text:p text:style-name="P2"><draw:frame draw:style-name="fr3" draw:name="Object5" text:anchor-type="as-char" svg:width="1.3846in" svg:height="0.3929in" draw:z-index="82"><draw:object xlink:href="./Object 5" xlink:type="simple" xlink:show="embed" xlink:actuate="onLoad"/><draw:image xlink:href="./ObjectReplacements/Object 5" xlink:type="simple" xlink:show="embed" xlink:actuate="onLoad"/></draw:frame></text:p>
      <text:p text:style-name="P2">If we had “1 – cos<text:span text:style-name="T1">2</text:span> x” on the left-hand-side numerator, we could quickly simplify it to “sin<text:span text:style-name="T1">2</text:span> x”. <text:s/>But we don’t, and it’s not obvious how we could convert to it. <text:s/>So let’s just move both denominators to the other side, and see if we can solve it (we can):</text:p>
      <text:p text:style-name="P2"><draw:frame draw:style-name="fr3" draw:name="Object6" text:anchor-type="as-char" svg:width="2.4244in" svg:height="0.4689in" draw:z-index="83"><draw:object xlink:href="./Object 6" xlink:type="simple" xlink:show="embed" xlink:actuate="onLoad"/><draw:image xlink:href="./ObjectReplacements/Object 6" xlink:type="simple" xlink:show="embed" xlink:actuate="onLoad"/></draw:frame></text:p>
      <text:h text:style-name="Heading_20_2" text:outline-level="2">Lesson 97, Problem Set #8</text:h>
      <text:p text:style-name="Text_20_body"><draw:frame draw:style-name="fr3" draw:name="Object7" text:anchor-type="as-char" svg:width="1.2862in" svg:height="0.2264in" draw:z-index="84"><draw:object xlink:href="./Object 7" xlink:type="simple" xlink:show="embed" xlink:actuate="onLoad"/><draw:image xlink:href="./ObjectReplacements/Object 7" xlink:type="simple" xlink:show="embed" xlink:actuate="onLoad"/></draw:frame></text:p>
      <text:p text:style-name="Text_20_body">Again, there’s little we can do with “cos 2x” other than expand it, so we’ll do that. <text:s/>Once we do, it simplifies immediately to the answer: <draw:frame draw:style-name="fr3" draw:name="Object11" text:anchor-type="as-char" svg:width="3.9953in" svg:height="0.2138in" draw:z-index="88"><draw:object xlink:href="./Object 11" xlink:type="simple" xlink:show="embed" xlink:actuate="onLoad"/><draw:image xlink:href="./ObjectReplacements/Object 11" xlink:type="simple" xlink:show="embed" xlink:actuate="onLoad"/></draw:frame></text:p>
      <text:h text:style-name="Heading_20_2" text:outline-level="2">Lesson 97, Problem Set #9</text:h>
      <text:p text:style-name="Text_20_body"><draw:frame draw:style-name="fr3" draw:name="Object8" text:anchor-type="as-char" svg:width="1.8874in" svg:height="0.5862in" draw:z-index="85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>We could expand the “tan x” term, but it’s not obvious that this would help – all the complication is on the left-hand-side! <text:s/>So let’s try to simplify the left-hand-side. <text:s/>We have two fractions; to add or subtract them, we have to have equal denominators. <text:s/>So we’ll try to simplify the left-hand-side, starting with making the denominators equal so that we can subtract the numerators:</text:p>
      <text:p text:style-name="Text_20_body"><draw:frame draw:style-name="fr3" draw:name="Object9" text:anchor-type="as-char" svg:width="2.8791in" svg:height="3.2319in" draw:z-index="8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And so we’ve proved it! Q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draw:stroke-dash draw:name="_32__20_Dots_20_1_20_Dash" draw:display-name="2 Dots 1 Dash" draw:style="rect" draw:dots1="2" draw:dots2="1" draw:dots2-length="0.0799in" draw:distance="0.0799in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.0799in" fo:text-align="center" style:justify-single-word="false" style:page-number="auto" fo:background-color="transparent" style:shadow="none">
        <style:background-image/>
      </style:paragraph-properties>
      <style:text-properties fo:font-size="16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4</text:page-number> of <text:page-count>4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David A. Wheeler</meta:initial-creator>
    <meta:creation-date>2007-09-03T22:43:21</meta:creation-date>
    <dc:creator>David A. Wheeler</dc:creator>
    <dc:date>2010-03-01T10:19:06.59</dc:date>
    <meta:printed-by>David A. Wheeler</meta:printed-by>
    <meta:print-date>2008-01-14T17:51:44</meta:print-date>
    <meta:editing-cycles>351</meta:editing-cycles>
    <meta:editing-duration>PT52H58M12S</meta:editing-duration>
    <meta:document-statistic meta:table-count="0" meta:image-count="0" meta:object-count="11" meta:page-count="4" meta:paragraph-count="45" meta:word-count="1223" meta:character-count="675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i>cos</math:mi>
            <math:mn>4</math:mn>
          </math:msup>
          <math:mrow>
            <math:mi>x</math:mi>
            <math:mo math:stretchy="false">−</math:mo>
            <math:msup>
              <math:mi>sin</math:mi>
              <math:mn>4</math:mn>
            </math:msup>
          </math:mrow>
          <math:mi>x</math:mi>
        </math:mrow>
        <math:mrow>
          <math:mi>cos</math:mi>
          <math:mn>2x</math:mn>
        </math:mrow>
      </math:mfrac>
      <math:mover>
        <math:mo math:stretchy="false">=</math:mo>
        <math:mtext>?</math:mtext>
      </math:mover>
      <math:mn>1</math:mn>
    </math:mrow>
    <math:annotation math:encoding="StarMath 5.0">{cos^4 x - sin^4 x} over {cos 2x} = csup{"?"}  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p>
            <math:mi>sin</math:mi>
            <math:mn>2</math:mn>
          </math:msup>
          <math:mrow>
            <math:mi>x</math:mi>
            <math:mo math:stretchy="false">+</math:mo>
            <math:mn>2</math:mn>
          </math:mrow>
          <math:mi>sin</math:mi>
          <math:mi>x</math:mi>
          <math:mi>cos</math:mi>
          <math:mrow>
            <math:mi>x</math:mi>
            <math:mo math:stretchy="false">+</math:mo>
            <math:msup>
              <math:mi>cos</math:mi>
              <math:mn>2</math:mn>
            </math:msup>
          </math:mrow>
          <math:mrow>
            <math:mi>x</math:mi>
            <math:mover>
              <math:mo math:stretchy="false">=</math:mo>
              <math:mtext>?</math:mtext>
            </math:mover>
            <math:mrow>
              <math:mn>1</math:mn>
              <math:mo math:stretchy="false">+</math:mo>
              <math:mn>2</math:mn>
            </math:mrow>
          </math:mrow>
          <math:mi>sin</math:mi>
          <math:mi>x</math:mi>
          <math:mi>cos</math:mi>
          <math:mi>x</math:mi>
        </math:mrow>
      </math:mtr>
      <math:mtr>
        <math:mrow>
          <math:mrow>
            <math:mn>1</math:mn>
            <math:mo math:stretchy="false">+</math:mo>
            <math:mn>2</math:mn>
          </math:mrow>
          <math:mi>sin</math:mi>
          <math:mi>x</math:mi>
          <math:mi>cos</math:mi>
          <math:mrow>
            <math:mi>x</math:mi>
            <math:mo math:stretchy="false">=</math:mo>
            <math:mrow>
              <math:mn>1</math:mn>
              <math:mo math:stretchy="false">+</math:mo>
              <math:mn>2</math:mn>
            </math:mrow>
          </math:mrow>
          <math:mi>sin</math:mi>
          <math:mi>x</math:mi>
          <math:mi>cos</math:mi>
          <math:mi>x</math:mi>
          <math:mi/>
          <math:mtext>QED</math:mtext>
        </math:mrow>
      </math:mtr>
    </math:mtable>
    <math:annotation math:encoding="StarMath 5.0">sin^2 x + 2 sin x cos x + cos^2 x = csup{"?"} 1 + 2 sin x cos x
newline
1 + 2 sin x cos x = 1 + 2 sin x cos x  ~~~ "QED"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n>2x</math:mn>
        <math:mo math:stretchy="false">+</math:mo>
        <math:msup>
          <math:mn>2sin</math:mn>
          <math:mn>2</math:mn>
        </math:msup>
      </math:mrow>
      <math:mrow>
        <math:mrow>
          <math:mi>x</math:mi>
          <math:mo math:stretchy="false">=</math:mo>
          <math:mrow>
            <math:mrow>
              <math:mo math:stretchy="false">(</math:mo>
              <math:mrow>
                <math:msup>
                  <math:mi>cos</math:mi>
                  <math:mn>2</math:mn>
                </math:msup>
                <math:mrow>
                  <math:mi>x</math:mi>
                  <math:mo math:stretchy="false">−</math:mo>
                  <math:msup>
                    <math:mi>sin</math:mi>
                    <math:mn>2</math:mn>
                  </math:msup>
                </math:mrow>
                <math:mi>x</math:mi>
              </math:mrow>
              <math:mo math:stretchy="false">)</math:mo>
            </math:mrow>
            <math:mo math:stretchy="false">+</math:mo>
            <math:msup>
              <math:mn>2sin</math:mn>
              <math:mi>x</math:mi>
            </math:msup>
          </math:mrow>
        </math:mrow>
        <math:mo math:stretchy="false">=</math:mo>
        <math:msup>
          <math:mi>cos</math:mi>
          <math:mn>2</math:mn>
        </math:msup>
      </math:mrow>
      <math:mrow>
        <math:mi>x</math:mi>
        <math:mo math:stretchy="false">+</math:mo>
        <math:msup>
          <math:mi>sin</math:mi>
          <math:mn>2</math:mn>
        </math:msup>
      </math:mrow>
      <math:mrow>
        <math:mi>x</math:mi>
        <math:mo math:stretchy="false">=</math:mo>
        <math:mn>1</math:mn>
      </math:mrow>
    </math:mrow>
    <math:annotation math:encoding="StarMath 5.0">cos 2x + 2sin^2 x = (cos^2 x - sin^2 x) + 2sin^x = cos^2 x + sin^2 x = 1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row>
          <math:mo math:stretchy="false">(</math:mo>
          <math:mrow>
            <math:msup>
              <math:mi>cos</math:mi>
              <math:mn>2</math:mn>
            </math:msup>
            <math:mrow>
              <math:mi>x</math:mi>
              <math:mo math:stretchy="false">+</math:mo>
              <math:msup>
                <math:mi>sin</math:mi>
                <math:mn>2</math:mn>
              </math:msup>
            </math:mrow>
            <math:mi>x</math:mi>
          </math:mrow>
          <math:mo math:stretchy="false">)</math:mo>
        </math:mrow>
        <math:mrow>
          <math:mo math:stretchy="false">(</math:mo>
          <math:mrow>
            <math:msup>
              <math:mi>cos</math:mi>
              <math:mn>2</math:mn>
            </math:msup>
            <math:mrow>
              <math:mi>x</math:mi>
              <math:mo math:stretchy="false">−</math:mo>
              <math:msup>
                <math:mi>sin</math:mi>
                <math:mn>2</math:mn>
              </math:msup>
            </math:mrow>
            <math:mi>x</math:mi>
          </math:mrow>
          <math:mo math:stretchy="false">)</math:mo>
        </math:mrow>
      </math:mrow>
      <math:mrow>
        <math:msup>
          <math:mi>cos</math:mi>
          <math:mn>2</math:mn>
        </math:msup>
        <math:mrow>
          <math:mi>x</math:mi>
          <math:mo math:stretchy="false">−</math:mo>
          <math:msup>
            <math:mi>sin</math:mi>
            <math:mn>2</math:mn>
          </math:msup>
        </math:mrow>
        <math:mi>x</math:mi>
      </math:mrow>
    </math:mfrac>
    <math:annotation math:encoding="StarMath 5.0">{(cos^2 x + sin^2 x) (cos^2 x - sin^2 x)} over {cos^2 x - sin^2 x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ot>
            <math:mi>a</math:mi>
            <math:mi>n</math:mi>
          </math:mroot>
          <math:mo math:stretchy="false">=</math:mo>
          <math:mroot>
            <math:mrow>
              <math:mi>r</math:mi>
              <math:mi math:fontstyle="italic">cis</math:mi>
              <math:mo math:stretchy="false">θ</math:mo>
            </math:mrow>
            <math:mi>n</math:mi>
          </math:mroot>
        </math:mrow>
        <math:mo math:stretchy="false">=</math:mo>
        <math:mroot>
          <math:mi>r</math:mi>
          <math:mi>n</math:mi>
        </math:mroot>
      </math:mrow>
      <math:mi math:fontstyle="italic">cis</math:mi>
      <math:mrow>
        <math:mo math:stretchy="false">(</math:mo>
        <math:mrow>
          <math:mo math:stretchy="false">θ</math:mo>
          <math:mo math:stretchy="false">/</math:mo>
          <math:mi>n</math:mi>
        </math:mrow>
        <math:mo math:stretchy="false">)</math:mo>
      </math:mrow>
      <math:mi/>
      <math:mi math:fontstyle="italic">because</math:mi>
      <math:mi/>
      <math:mrow>
        <math:msup>
          <math:mi>a</math:mi>
          <math:mi>n</math:mi>
        </math:msup>
        <math:mo math:stretchy="false">=</math:mo>
        <math:msup>
          <math:mi>r</math:mi>
          <math:mi>n</math:mi>
        </math:msup>
      </math:mrow>
      <math:mi math:fontstyle="italic">cis</math:mi>
      <math:mrow>
        <math:mo math:stretchy="false">(</math:mo>
        <math:mrow>
          <math:mi>n</math:mi>
          <math:mo math:stretchy="false">θ</math:mo>
        </math:mrow>
        <math:mo math:stretchy="false">)</math:mo>
      </math:mrow>
    </math:mrow>
    <math:annotation math:encoding="StarMath 5.0">nroot{n}{a} = nroot{n}{r cis %theta} = nroot{n}{r} cis (%theta / n)

~~because~ a^n = r^n cis (n %theta)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row>
              <math:mi>sin</math:mi>
              <math:mrow>
                <math:mi>x</math:mi>
                <math:mo math:stretchy="false">+</math:mo>
                <math:mi>cos</math:mi>
              </math:mrow>
              <math:mi>x</math:mi>
            </math:mrow>
            <math:mo math:stretchy="false">)</math:mo>
          </math:mrow>
          <math:mn>2</math:mn>
        </math:msup>
        <math:mover>
          <math:mo math:stretchy="false">=</math:mo>
          <math:mtext>?</math:mtext>
        </math:mover>
        <math:mrow>
          <math:mn>1</math:mn>
          <math:mo math:stretchy="false">+</math:mo>
          <math:mi>sin</math:mi>
        </math:mrow>
      </math:mrow>
      <math:mn>2x</math:mn>
    </math:mrow>
    <math:annotation math:encoding="StarMath 5.0">(sin x + cos x)^2 = csup{"?"} 1 + sin 2x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n>1</math:mn>
            <math:mo math:stretchy="false">−</math:mo>
            <math:mi>cos</math:mi>
          </math:mrow>
          <math:mi>x</math:mi>
        </math:mrow>
        <math:mrow>
          <math:mi>sin</math:mi>
          <math:mi>x</math:mi>
        </math:mrow>
      </math:mfrac>
      <math:mover>
        <math:mo math:stretchy="false">=</math:mo>
        <math:mtext>?</math:mtext>
      </math:mover>
      <math:mfrac>
        <math:mrow>
          <math:mi>sin</math:mi>
          <math:mi>x</math:mi>
        </math:mrow>
        <math:mrow>
          <math:mrow>
            <math:mn>1</math:mn>
            <math:mo math:stretchy="false">+</math:mo>
            <math:mi>cos</math:mi>
          </math:mrow>
          <math:mi>x</math:mi>
        </math:mrow>
      </math:mfrac>
    </math:mrow>
    <math:annotation math:encoding="StarMath 5.0">{1 - cos x} over {sin x} = csup{"?"} {sin x} over {1 + cos x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 math:stretchy="false">(</math:mo>
            <math:mrow>
              <math:mrow>
                <math:mn>1</math:mn>
                <math:mo math:stretchy="false">+</math:mo>
                <math:mi>cos</math:mi>
              </math:mrow>
              <math:mi>x</math:mi>
            </math:mrow>
            <math:mo math:stretchy="false">)</math:mo>
          </math:mrow>
          <math:mrow>
            <math:mrow>
              <math:mo math:stretchy="false">(</math:mo>
              <math:mrow>
                <math:mrow>
                  <math:mn>1</math:mn>
                  <math:mo math:stretchy="false">−</math:mo>
                  <math:mi>cos</math:mi>
                </math:mrow>
                <math:mi>x</math:mi>
              </math:mrow>
              <math:mo math:stretchy="false">)</math:mo>
            </math:mrow>
            <math:mover>
              <math:mo math:stretchy="false">=</math:mo>
              <math:mtext>?</math:mtext>
            </math:mover>
            <math:mrow>
              <math:mo math:stretchy="false">(</math:mo>
              <math:mrow>
                <math:mi>sin</math:mi>
                <math:mi>x</math:mi>
              </math:mrow>
              <math:mo math:stretchy="false">)</math:mo>
            </math:mrow>
          </math:mrow>
          <math:mrow>
            <math:mo math:stretchy="false">(</math:mo>
            <math:mrow>
              <math:mi>sin</math:mi>
              <math:mi>x</math:mi>
            </math:mrow>
            <math:mo math:stretchy="false">)</math:mo>
          </math:mrow>
        </math:mrow>
      </math:mtr>
      <math:mtr>
        <math:mrow>
          <math:mrow>
            <math:mn>1</math:mn>
            <math:mo math:stretchy="false">−</math:mo>
            <math:msup>
              <math:mi>cos</math:mi>
              <math:mn>2</math:mn>
            </math:msup>
          </math:mrow>
          <math:mrow>
            <math:mi>x</math:mi>
            <math:mover>
              <math:mo math:stretchy="false">=</math:mo>
              <math:mtext>?</math:mtext>
            </math:mover>
            <math:msup>
              <math:mi>sin</math:mi>
              <math:mn>2</math:mn>
            </math:msup>
          </math:mrow>
          <math:mi>x</math:mi>
          <math:mi/>
          <math:mtext>QED</math:mtext>
        </math:mrow>
      </math:mtr>
    </math:mtable>
    <math:annotation math:encoding="StarMath 5.0">(1 + cos x) (1 - cos x) = csup{"?"} (sin x) (sin x) newline
1 - cos^2 x = csup{"?"} sin^2 x ~~~"QED"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cos</math:mi>
      <math:mrow>
        <math:mn>2x</math:mn>
        <math:mo math:stretchy="false">+</math:mo>
        <math:msup>
          <math:mn>2sin</math:mn>
          <math:mn>2</math:mn>
        </math:msup>
      </math:mrow>
      <math:mrow>
        <math:mi>x</math:mi>
        <math:mover>
          <math:mo math:stretchy="false">=</math:mo>
          <math:mtext>?</math:mtext>
        </math:mover>
        <math:mn>1</math:mn>
      </math:mrow>
    </math:mrow>
    <math:annotation math:encoding="StarMath 5.0">cos 2x + 2sin^2 x = csup{"?"} 1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cos</math:mi>
              <math:mi>x</math:mi>
            </math:mrow>
            <math:mrow>
              <math:mrow>
                <math:mn>1</math:mn>
                <math:mo math:stretchy="false">−</math:mo>
                <math:mi>sin</math:mi>
              </math:mrow>
              <math:mi>x</math:mi>
            </math:mrow>
          </math:mfrac>
          <math:mo math:stretchy="false">−</math:mo>
          <math:mfrac>
            <math:mrow>
              <math:mi>cos</math:mi>
              <math:mi>x</math:mi>
            </math:mrow>
            <math:mrow>
              <math:mrow>
                <math:mn>1</math:mn>
                <math:mo math:stretchy="false">+</math:mo>
                <math:mi>sin</math:mi>
              </math:mrow>
              <math:mi>x</math:mi>
            </math:mrow>
          </math:mfrac>
        </math:mrow>
        <math:mover>
          <math:mo math:stretchy="false">=</math:mo>
          <math:mtext>?</math:mtext>
        </math:mover>
        <math:mn>2</math:mn>
      </math:mrow>
      <math:mi>tan</math:mi>
      <math:mi>x</math:mi>
    </math:mrow>
    <math:annotation math:encoding="StarMath 5.0">{{cos x} over {1 - sin x}} - {{cos x} over {1 + sin x}} = csup{"?"} 2 tan x newline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frac>
            <math:mrow>
              <math:mi>cos</math:mi>
              <math:mi>x</math:mi>
              <math:mrow>
                <math:mo math:stretchy="false">(</math:mo>
                <math:mrow>
                  <math:mrow>
                    <math:mn>1</math:mn>
                    <math:mo math:stretchy="false">+</math:mo>
                    <math:mi>sin</math:mi>
                  </math:mrow>
                  <math:mi>x</math:mi>
                </math:mrow>
                <math:mo math:stretchy="false">)</math:mo>
              </math:mrow>
            </math:mrow>
            <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i>sin</math:mi>
                  </math:mrow>
                  <math:mi>x</math:mi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i>sin</math:mi>
                  </math:mrow>
                  <math:mi>x</math:mi>
                </math:mrow>
                <math:mo math:stretchy="false">)</math:mo>
              </math:mrow>
            </math:mrow>
          </math:mfrac>
          <math:mo math:stretchy="false">−</math:mo>
          <math:mfrac>
            <math:mrow>
              <math:mi>cos</math:mi>
              <math:mi>x</math:mi>
              <math:mrow>
                <math:mo math:stretchy="false">(</math:mo>
                <math:mrow>
                  <math:mrow>
                    <math:mn>1</math:mn>
                    <math:mo math:stretchy="false">−</math:mo>
                    <math:mi>sin</math:mi>
                  </math:mrow>
                  <math:mi>x</math:mi>
                </math:mrow>
                <math:mo math:stretchy="false">)</math:mo>
              </math:mrow>
            </math:mrow>
            <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i>sin</math:mi>
                  </math:mrow>
                  <math:mi>x</math:mi>
                </math:mrow>
                <math:mo math:stretchy="false">)</math:mo>
              </math:mrow>
              <math:mrow>
                <math:mo math:stretchy="false">(</math:mo>
                <math:mrow>
                  <math:mrow>
                    <math:mn>1</math:mn>
                    <math:mo math:stretchy="false">−</math:mo>
                    <math:mi>sin</math:mi>
                  </math:mrow>
                  <math:mi>x</math:mi>
                </math:mrow>
                <math:mo math:stretchy="false">)</math:mo>
              </math:mrow>
            </math:mrow>
          </math:mfrac>
        </math:mrow>
      </math:mtr>
      <math:mtr/>
      <math:mtr>
        <math:mfrac>
          <math:mrow>
            <math:mi>cos</math:mi>
            <math:mi>x</math:mi>
            <math:mrow>
              <math:mrow>
                <math:mo math:stretchy="false">(</math:mo>
                <math:mrow>
                  <math:mrow>
                    <math:mn>1</math:mn>
                    <math:mo math:stretchy="false">+</math:mo>
                    <math:mi>sin</math:mi>
                  </math:mrow>
                  <math:mi>x</math:mi>
                </math:mrow>
                <math:mo math:stretchy="false">)</math:mo>
              </math:mrow>
              <math:mo math:stretchy="false">−</math:mo>
              <math:mi>cos</math:mi>
            </math:mrow>
            <math:mi>x</math:mi>
            <math:mrow>
              <math:mo math:stretchy="false">(</math:mo>
              <math:mrow>
                <math:mrow>
                  <math:mn>1</math:mn>
                  <math:mo math:stretchy="false">−</math:mo>
                  <math:mi>sin</math:mi>
                </math:mrow>
                <math:mi>x</math:mi>
              </math:mrow>
              <math:mo math:stretchy="false">)</math:mo>
            </math:mrow>
          </math:mrow>
          <math:mrow>
            <math:mrow>
              <math:mo math:stretchy="false">(</math:mo>
              <math:mrow>
                <math:mrow>
                  <math:mn>1</math:mn>
                  <math:mo math:stretchy="false">+</math:mo>
                  <math:mi>sin</math:mi>
                </math:mrow>
                <math:mi>x</math:mi>
              </math:mrow>
              <math:mo math:stretchy="false">)</math:mo>
            </math:mrow>
            <math:mrow>
              <math:mo math:stretchy="false">(</math:mo>
              <math:mrow>
                <math:mrow>
                  <math:mn>1</math:mn>
                  <math:mo math:stretchy="false">−</math:mo>
                  <math:mi>sin</math:mi>
                </math:mrow>
                <math:mi>x</math:mi>
              </math:mrow>
              <math:mo math:stretchy="false">)</math:mo>
            </math:mrow>
          </math:mrow>
        </math:mfrac>
      </math:mtr>
      <math:mtr/>
      <math:mtr>
        <math:mfrac>
          <math:mrow>
            <math:mi>cos</math:mi>
            <math:mrow>
              <math:mi>x</math:mi>
              <math:mo math:stretchy="false">+</math:mo>
              <math:mi>cos</math:mi>
            </math:mrow>
            <math:mi>x</math:mi>
            <math:mi>sin</math:mi>
            <math:mrow>
              <math:mi>x</math:mi>
              <math:mo math:stretchy="false">−</math:mo>
              <math:mi>cos</math:mi>
            </math:mrow>
            <math:mrow>
              <math:mi>x</math:mi>
              <math:mo math:stretchy="false">+</math:mo>
              <math:mi>cos</math:mi>
            </math:mrow>
            <math:mi>x</math:mi>
            <math:mi>sin</math:mi>
            <math:mi>x</math:mi>
          </math:mrow>
          <math:mrow>
            <math:mrow>
              <math:mn>1</math:mn>
              <math:mo math:stretchy="false">−</math:mo>
              <math:msup>
                <math:mi>sin</math:mi>
                <math:mn>2</math:mn>
              </math:msup>
            </math:mrow>
            <math:mi>x</math:mi>
          </math:mrow>
        </math:mfrac>
      </math:mtr>
      <math:mtr/>
      <math:mtr>
        <math:mfrac>
          <math:mrow>
            <math:mn>2</math:mn>
            <math:mi>cos</math:mi>
            <math:mi>x</math:mi>
            <math:mi>sin</math:mi>
            <math:mi>x</math:mi>
          </math:mrow>
          <math:mrow>
            <math:msup>
              <math:mi>cos</math:mi>
              <math:mn>2</math:mn>
            </math:msup>
            <math:mi>x</math:mi>
          </math:mrow>
        </math:mfrac>
      </math:mtr>
      <math:mtr/>
      <math:mtr>
        <math:mfrac>
          <math:mrow>
            <math:mn>2</math:mn>
            <math:mi>sin</math:mi>
            <math:mi>x</math:mi>
          </math:mrow>
          <math:mrow>
            <math:mi>cos</math:mi>
            <math:mi>x</math:mi>
          </math:mrow>
        </math:mfrac>
      </math:mtr>
      <math:mtr/>
      <math:mtr>
        <math:mrow>
          <math:mn>2</math:mn>
          <math:mi>tan</math:mi>
          <math:mi>x</math:mi>
        </math:mrow>
      </math:mtr>
    </math:mtable>
    <math:annotation math:encoding="StarMath 5.0">{{cos x (1 + sin x)} over {(1 - sin x)(1 + sin x)}} - {{cos x (1 - sin x)} over {(1 + sin x) (1 - sin x)}} newline
newline
{cos x (1 + sin x)  - cos x (1 - sin x)} over {(1 + sin x) (1 - sin x)} newline
newline
{cos x + cos x sin x - cos x + cos x sin x} over {1 - sin^2 x} newline
newline
{2 cos x sin x} over {cos^2 x} newline
newline
{2 sin x} over {cos x} newline
newline
2 tan x</math:annotation>
  </math:semantics>
</math:math>
</file>